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hnschrift" svg:font-family="Bahnschrift" style:font-adornments="Regular" style:font-pitch="variable"/>
    <style:font-face style:name="BellCentennial LT Address" svg:font-family="'BellCentennial LT Address'" style:font-adornments="Regular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number-columns-repeated="2" table:default-cell-style-name="ce2"/>
        <table:table-column table:style-name="co1" table:number-columns-repeated="1014" table:default-cell-style-name="Default"/>
        <table:table-row table:style-name="ro1">
          <table:table-cell table:style-name="Heading_20_1" office:value-type="string" calcext:value-type="string">
            <text:p>SLAB LEGAL AID CALCS </text:p>
          </table:table-cell>
          <table:table-cell table:style-name="Heading_20_1" table:number-columns-repeated="1023"/>
        </table:table-row>
        <table:table-row table:style-name="ro2">
          <table:table-cell table:style-name="ce1" office:value-type="date" office:date-value="2024-02-14" calcext:value-type="date">
            <text:p>14/02/24</text:p>
          </table:table-cell>
          <table:table-cell table:number-columns-repeated="7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3">
          <table:table-cell table:style-name="Heading_20_2" office:value-type="string" calcext:value-type="string">
            <text:p>CIVIL</text:p>
          </table:table-cell>
          <table:table-cell table:style-name="Heading_20_2" table:number-columns-repeated="1023"/>
        </table:table-row>
        <table:table-row table:style-name="ro2">
          <table:table-cell office:value-type="string" calcext:value-type="string">
            <text:p>Married</text:p>
          </table:table-cell>
          <table:table-cell office:value-type="string" calcext:value-type="string">
            <text:p>Deps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Outgoings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Passported</text:p>
          </table:table-cell>
          <table:table-cell office:value-type="string" calcext:value-type="string">
            <text:p>Eligible</text:p>
          </table:table-cell>
          <table:table-cell table:style-name="Default" office:value-type="string" calcext:value-type="string">
            <text:p>Income Contrib</text:p>
          </table:table-cell>
          <table:table-cell table:style-name="Default" office:value-type="string" calcext:value-type="string">
            <text:p>Capital Contrib</text:p>
          </table:table-cell>
          <table:table-cell office:value-type="string" calcext:value-type="string">
            <text:p>Allowances</text:p>
          </table:table-cell>
          <table:table-cell office:value-type="string" calcext:value-type="string">
            <text:p>Deductions</text:p>
          </table:table-cell>
          <table:table-cell office:value-type="string" calcext:value-type="string">
            <text:p>Disposable Incom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currency" office:currency="GBP" office:value="14004.77" calcext:value-type="currency">
            <text:p>£14,004.77</text:p>
          </table:table-cell>
          <table:table-cell office:value-type="currency" office:currency="GBP" office:value="0" calcext:value-type="currency">
            <text:p>£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currency" office:currency="GBP" office:value="11475.77" calcext:value-type="currency">
            <text:p>£11,475.77</text:p>
          </table:table-cell>
          <table:table-cell office:value-type="currency" office:currency="GBP" office:value="0" calcext:value-type="currency">
            <text:p>£0.00</text:p>
          </table:table-cell>
          <table:table-cell table:style-name="ce2" office:value-type="currency" office:currency="GBP" office:value="2529" calcext:value-type="currency">
            <text:p>£2,529.00</text:p>
          </table:table-cell>
          <table:table-cell office:value-type="float" office:value="0" calcext:value-type="float">
            <text:p>0</text:p>
          </table:table-cell>
          <table:table-cell table:style-name="ce2" office:value-type="currency" office:currency="GBP" office:value="22471" calcext:value-type="currency">
            <text:p>£22,471.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currency" office:currency="GBP" office:value="4055.77" calcext:value-type="currency">
            <text:p>£4,055.77</text:p>
          </table:table-cell>
          <table:table-cell office:value-type="currency" office:currency="GBP" office:value="0" calcext:value-type="currency">
            <text:p>£0.00</text:p>
          </table:table-cell>
          <table:table-cell table:style-name="ce2" office:value-type="currency" office:currency="GBP" office:value="10641" calcext:value-type="currency">
            <text:p>£10,641.00</text:p>
          </table:table-cell>
          <table:table-cell office:value-type="float" office:value="0" calcext:value-type="float">
            <text:p>0</text:p>
          </table:table-cell>
          <table:table-cell table:style-name="ce2" office:value-type="currency" office:currency="GBP" office:value="14359" calcext:value-type="currency">
            <text:p>£14,359.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currency" office:currency="GBP" office:value="4055.77" calcext:value-type="currency">
            <text:p>£4,055.77</text:p>
          </table:table-cell>
          <table:table-cell office:value-type="currency" office:currency="GBP" office:value="2147" calcext:value-type="currency">
            <text:p>£2,147.00</text:p>
          </table:table-cell>
          <table:table-cell table:style-name="ce2" office:value-type="currency" office:currency="GBP" office:value="10641" calcext:value-type="currency">
            <text:p>£10,641.00</text:p>
          </table:table-cell>
          <table:table-cell office:value-type="float" office:value="0" calcext:value-type="float">
            <text:p>0</text:p>
          </table:table-cell>
          <table:table-cell table:style-name="ce2" office:value-type="currency" office:currency="GBP" office:value="14359" calcext:value-type="currency">
            <text:p>£14,359.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currency" office:currency="GBP" office:value="4055.77" calcext:value-type="currency">
            <text:p>£4,055.77</text:p>
          </table:table-cell>
          <table:table-cell office:value-type="currency" office:currency="GBP" office:value="4147" calcext:value-type="currency">
            <text:p>£4,147.00</text:p>
          </table:table-cell>
          <table:table-cell table:style-name="ce2" office:value-type="currency" office:currency="GBP" office:value="10641" calcext:value-type="currency">
            <text:p>£10,641.00</text:p>
          </table:table-cell>
          <table:table-cell office:value-type="float" office:value="0" calcext:value-type="float">
            <text:p>0</text:p>
          </table:table-cell>
          <table:table-cell table:style-name="ce2" office:value-type="currency" office:currency="GBP" office:value="14359" calcext:value-type="currency">
            <text:p>£14,359.00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hnschrift" svg:font-family="Bahnschrift" style:font-adornments="Regular" style:font-pitch="variable"/>
    <style:font-face style:name="BellCentennial LT Address" svg:font-family="'BellCentennial LT Address'" style:font-adornments="Regular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Bahnschrift" fo:font-family="Bahnschrift" style:font-style-name="Regular" style:font-pitch="variable"/>
    </style:style>
    <style:style style:name="Heading" style:family="table-cell" style:parent-style-name="Default">
      <style:text-properties fo:color="#004586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aham Stark</meta:initial-creator>
    <meta:creation-date>2024-02-14T18:55:17.615134845</meta:creation-date>
    <meta:generator>LibreOffice/7.3.7.2$Linux_X86_64 LibreOffice_project/30$Build-2</meta:generator>
    <dc:date>2024-02-14T19:33:40.829234699</dc:date>
    <dc:creator>Graham Stark</dc:creator>
    <meta:editing-duration>PT38M19S</meta:editing-duration>
    <meta:editing-cycles>13</meta:editing-cycles>
    <meta:document-statistic meta:table-count="1" meta:cell-count="81" meta:object-count="0"/>
  </office:meta>
</office:document-meta>
</file>